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rtedTreeDependencyController.getC2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LineDependencyController.getC3( @ ModelAttribute C2 c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pendencyController.getB2( @ ModelAttribute A a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LineDependencyController.getB2( @ ModelAttribute B1 b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Controller.getC3(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TreeDependencyController.getC1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TreeDependencyController.getB2( @ ModelAttribute C3 c3 , @ ModelAttribute C4 c4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TreeDependencyController.getA( @ ModelAttribute B1 b1 ,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runTest( Object control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aightLineDependencyController.getC4( @ ModelAttribute C3 c3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ertedTreeDependencyController.getC3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getInvok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pendencyController.getA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InvertedTree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FactoryOrderingTests.straightLine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DependencyController.getC2( @ ModelAttribute B1 b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Controller.getC2( @ ModelAttribute B1 b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Controller.getC1( @ ModelAttribute B1 b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TreeDependencyController.getC4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pendencyController.getB1( @ ModelAttribute A a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Controller.getC4(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TreeDependencyController.getB1( @ ModelAttribute C1 c1 , @ ModelAttribute C2 c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Controller.getA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aightLineDependencyController.getA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LineDependencyController.getB1( @ ModelAttribute A a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LineDependencyController.getC2( @ ModelAttribute C1 c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tree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FactoryOrderingTests.unresolved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pendencyController.getC1( @ ModelAttribute B1 b1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LineDependencyController.getC1(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pendencyController.getC4(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OrderingTests.assertInvokedBefore( String beforeMethod , String ... after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troller.updateAndReturn( Model model , String methodName , 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pendencyController.getC3( @ ModelAttribute B2 b2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